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2">* * *</text:p>
      <text:p text:style-name="P21"/>
      <text:p text:style-name="P21"><text:s text:c="5"/>Susan looked at Alice. “You can’t be serious, really?”</text:p>
      <text:p text:style-name="P21"><text:s text:c="5"/>Alice nodded. “Please take it. We’re roughly the same size, it should fit.” She handed over a dress.</text:p>
      <text:p text:style-name="P21"><text:s text:c="5"/><text:span text:style-name="T75">Susan looked at the dress, it was red with white stripes. It looked beautiful. “I’m going to go and try it on.” She whisked away into the bathroom.</text:span></text:p>
      <text:p text:style-name="P21"><text:s text:c="5"/><text:span text:style-name="T75">Alice smiled. She was glad to be helping someone out for a change.</text:span></text:p>
      <text:p text:style-name="P21"/>
      <text:p text:style-name="P24">* * *</text:p>
      <text:p text:style-name="P23"/>
      <text:p text:style-name="P23"><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3"><text:s text:c="5"/>“<text:span text:style-name="T76">Incoming traveler.” Victoria announced.</text:span></text:p>
      <text:p text:style-name="P23"><text:s text:c="5"/><text:span text:style-name="T76">Chief looked out his office window to see who it was.</text:span></text:p>
      <text:p text:style-name="P23"/>
      <text:p text:style-name="P26">* * *</text:p>
      <text:p text:style-name="P25"/>
      <text:p text:style-name="P25"><text:s text:c="5"/>Down in the debarkation room Russ waited for an incoming traveler. He was getting bored. Almost ready to leave as if that were an option. It wasn’t. He had to greet this person one on one.</text:p>
      <text:p text:style-name="P25"><text:s text:c="5"/>“Incoming traveler.” Victoria announced.</text:p>
      <text:p text:style-name="P25"><text:s text:c="5"/>Russ straightened his jacket as he got ready to receive the people coming through.</text:p>
      <text:p text:style-name="P25"><text:s text:c="5"/>Jones stepped through a vortex followed by a woman.</text:p>
      <text:p text:style-name="P25"><text:s text:c="5"/>“Found him shouting at a tavern.” The woman said. “Something about the end of the world. <text:span text:style-name="T77">I didn’t know what to do so I brought him here.</text:span>”</text:p>
      <text:p text:style-name="P25"><text:s text:c="5"/><text:span text:style-name="T77">Jones looked to Russ. “Russ, it’s the end of the world.”</text:span></text:p>
      <text:p text:style-name="P25"><text:s text:c="5"/><text:span text:style-name="T77">Russ looked at Jones. “How do you know my name?”</text:span></text:p>
      <text:p text:style-name="P25"><text:s text:c="5"/><text:span text:style-name="T77">Jones shrugged. “The mind wipe didn’t take man. </text:span><text:span text:style-name="T78">I remember everything. Including some new information about the end of the world. She’s coming.</text:span><text:span text:style-name="T77">”</text:span></text:p>
      <text:p text:style-name="P25"><text:s text:c="5"/><text:span text:style-name="T78">Russ nodded. “Yes we know all about Molar.” He said.</text:span></text:p>
      <text:p text:style-name="P25"><text:s text:c="5"/><text:span text:style-name="T79">Jones nodded. “What are you going to do with me now?”</text:span></text:p>
      <text:p text:style-name="P25"><text:soft-page-break/><text:s text:c="5"/><text:span text:style-name="T79">Russ shook his head. “Well if the mind wipe didn’t take, we’ll have to think up another solution for you wanting to quit.”</text:span></text:p>
      <text:p text:style-name="P25"><text:s text:c="5"/><text:span text:style-name="T80">Jones nodded. “I figured as much.” He said. “Guess I’ll go see the doc eh?”</text:span></text:p>
      <text:p text:style-name="P25"><text:s text:c="5"/><text:span text:style-name="T80">Russ shook his head. “No, not yet. I think you need to talk with Chief. Tell him everything you know about Molar.”</text:span></text:p>
      <text:p text:style-name="P25"><text:s text:c="5"/><text:span text:style-name="T80">Jones nodded. “Alright, yeah, su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6T09:54:34.027000000</dc:date>
    <meta:editing-cycles>86</meta:editing-cycles>
    <meta:generator>LibreOffice/7.4.1.2$Windows_X86_64 LibreOffice_project/3c58a8f3a960df8bc8fd77b461821e42c061c5f0</meta:generator>
    <meta:editing-duration>PT4H26M49S</meta:editing-duration>
    <meta:document-statistic meta:table-count="0" meta:image-count="0" meta:object-count="0" meta:page-count="27" meta:paragraph-count="345" meta:word-count="6538" meta:character-count="37020" meta:non-whitespace-character-count="29196"/>
  </office:meta>
</office:document-meta>
</file>